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925in" fo:margin-left="-0.0458in" fo:margin-right="0.0264in" table:align="margins" style:writing-mode="lr-tb"/>
    </style:style>
    <style:style style:name="Table2.A" style:family="table-column">
      <style:table-column-properties style:column-width="2.375in" style:rel-column-width="3420*"/>
    </style:style>
    <style:style style:name="Table2.B" style:family="table-column">
      <style:table-column-properties style:column-width="1.125in" style:rel-column-width="1620*"/>
    </style:style>
    <style:style style:name="Table2.C" style:family="table-column">
      <style:table-column-properties style:column-width="1.5in" style:rel-column-width="2160*"/>
    </style:style>
    <style:style style:name="Table2.D" style:family="table-column">
      <style:table-column-properties style:column-width="0.925in" style:rel-column-width="1332*"/>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a"/>
    </style:style>
    <style:style style:name="Table2.2" style:family="table-row">
      <style:table-row-properties style:row-height="0.6097in" fo:keep-together="auto"/>
    </style:style>
    <style:style style:name="Table2.3" style:family="table-row">
      <style:table-row-properties style:row-height="0.6965in" fo:keep-together="auto"/>
    </style:style>
    <style:style style:name="Table2.4" style:family="table-row">
      <style:table-row-properties style:row-height="0.7604in" fo:keep-together="auto"/>
    </style:style>
    <style:style style:name="Table3" style:family="table">
      <style:table-properties style:width="5.9042in" fo:margin-left="-0.025in" fo:margin-right="0.0264in" table:align="margins" style:writing-mode="lr-tb"/>
    </style:style>
    <style:style style:name="Table3.A" style:family="table-column">
      <style:table-column-properties style:column-width="2.8125in" style:rel-column-width="4050*"/>
    </style:style>
    <style:style style:name="Table3.B" style:family="table-column">
      <style:table-column-properties style:column-width="1.875in" style:rel-column-width="2700*"/>
    </style:style>
    <style:style style:name="Table3.C" style:family="table-column">
      <style:table-column-properties style:column-width="1.2167in" style:rel-column-width="1752*"/>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a"/>
    </style:style>
    <style:style style:name="Table3.2" style:family="table-row">
      <style:table-row-properties style:row-height="0.4847in" fo:keep-together="auto"/>
    </style:style>
    <style:style style:name="Table3.3" style:family="table-row">
      <style:table-row-properties style:row-height="0.5in" fo:keep-together="auto"/>
    </style:style>
    <style:style style:name="Table3.4" style:family="table-row">
      <style:table-row-properties style:row-height="0.4743in" fo:keep-together="auto"/>
    </style:style>
    <style:style style:name="Table3.A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3.5" style:family="table-row">
      <style:table-row-properties style:row-height="0.4632in" fo:keep-together="auto"/>
    </style:style>
    <style:style style:name="Table3.6" style:family="table-row">
      <style:table-row-properties style:row-height="0.5625in" fo:keep-together="auto"/>
    </style:style>
    <style:style style:name="Table3.9" style:family="table-row">
      <style:table-row-properties style:row-height="0.5597in" fo:keep-together="auto"/>
    </style:style>
    <style:style style:name="Table3.10" style:family="table-row">
      <style:table-row-properties style:row-height="0.4403in" fo:keep-together="auto"/>
    </style:style>
    <style:style style:name="P1" style:family="paragraph" style:parent-style-name="Standard">
      <style:text-properties fo:font-weight="bold" officeooo:paragraph-rsid="00053f94" style:font-weight-asian="bold" style:font-weight-complex="bold"/>
    </style:style>
    <style:style style:name="P2" style:family="paragraph" style:parent-style-name="Standard">
      <style:paragraph-properties fo:text-align="center" style:justify-single-word="false"/>
      <style:text-properties fo:font-weight="bold" officeooo:paragraph-rsid="00053f94" style:font-weight-asian="bold" style:font-weight-complex="bold"/>
    </style:style>
    <style:style style:name="P3" style:family="paragraph" style:parent-style-name="Standard">
      <style:text-properties officeooo:paragraph-rsid="00053f94"/>
    </style:style>
    <style:style style:name="P4" style:family="paragraph" style:parent-style-name="Standard">
      <style:text-properties officeooo:rsid="005e1ec8" officeooo:paragraph-rsid="00071598"/>
    </style:style>
    <style:style style:name="P5" style:family="paragraph" style:parent-style-name="Standard">
      <style:paragraph-properties fo:text-align="center" style:justify-single-word="false"/>
      <style:text-properties officeooo:paragraph-rsid="00071598"/>
    </style:style>
    <style:style style:name="P6" style:family="paragraph" style:parent-style-name="Standard">
      <style:text-properties officeooo:rsid="0069500a" officeooo:paragraph-rsid="00071598"/>
    </style:style>
    <style:style style:name="P7" style:family="paragraph" style:parent-style-name="Standard">
      <style:text-properties officeooo:paragraph-rsid="00071598"/>
    </style:style>
    <style:style style:name="P8" style:family="paragraph" style:parent-style-name="Standard">
      <style:text-properties officeooo:rsid="00071598" officeooo:paragraph-rsid="00071598"/>
    </style:style>
    <style:style style:name="P9" style:family="paragraph" style:parent-style-name="Standard">
      <style:paragraph-properties fo:margin-left="0in" fo:margin-right="0in" fo:text-align="start" style:justify-single-word="false" fo:orphans="2" fo:widows="2" fo:text-indent="0in" style:auto-text-indent="false" style:vertical-align="auto"/>
      <style:text-properties officeooo:paragraph-rsid="00071598"/>
    </style:style>
    <style:style style:name="P10" style:family="paragraph" style:parent-style-name="Standard">
      <style:paragraph-properties fo:margin-left="0in" fo:margin-right="0in" fo:text-align="center" style:justify-single-word="false" fo:orphans="2" fo:widows="2" fo:text-indent="0in" style:auto-text-indent="false" style:vertical-align="auto"/>
      <style:text-properties style:font-name="Times New Roman" fo:font-size="12pt" fo:language="es" fo:country="ES" fo:font-style="italic" officeooo:paragraph-rsid="00071598" style:font-name-asian="Times New Roman2" style:font-size-asian="12pt" style:language-asian="es" style:country-asian="ES" style:font-style-asian="italic" style:font-name-complex="Times New Roman2" style:font-size-complex="12pt" style:language-complex="ar" style:country-complex="SA" style:font-style-complex="italic"/>
    </style:style>
    <style:style style:name="P11" style:family="paragraph" style:parent-style-name="Standard">
      <style:paragraph-properties fo:margin-left="0.3937in" fo:margin-right="0.1957in" fo:line-height="150%" fo:text-align="justify" style:justify-single-word="false" fo:orphans="2" fo:widows="2" fo:text-indent="0in" style:auto-text-indent="false" style:vertical-align="auto"/>
    </style:style>
    <style:style style:name="P12" style:family="paragraph" style:parent-style-name="Standard">
      <style:paragraph-properties fo:margin-left="0.3937in" fo:margin-right="0.1957in" fo:line-height="150%" fo:text-align="center" style:justify-single-word="false" fo:orphans="2" fo:widows="2" fo:text-indent="0in" style:auto-text-indent="false" style:vertical-align="auto"/>
      <style:text-properties style:font-name="Times New Roman" fo:font-size="12pt" fo:language="es" fo:country="ES" fo:font-weight="bold" style:font-name-asian="Times New Roman2" style:font-size-asian="12pt" style:language-asian="es" style:country-asian="ES" style:font-weight-asian="bold" style:font-name-complex="Times New Roman2" style:font-size-complex="12pt" style:language-complex="ar" style:country-complex="SA"/>
    </style:style>
    <style:style style:name="P13" style:family="paragraph" style:parent-style-name="Standard">
      <style:paragraph-properties fo:margin-left="0.3937in" fo:margin-right="0.1957in" fo:line-height="150%" fo:text-align="justify" style:justify-single-word="false" fo:orphans="2" fo:widows="2" fo:text-indent="0in" style:auto-text-indent="false" style:vertical-align="auto"/>
      <style:text-properties style:font-name="Times New Roman" fo:font-size="12pt" fo:language="es" fo:country="ES" fo:font-weight="bold" style:font-name-asian="Times New Roman2" style:font-size-asian="12pt" style:language-asian="es" style:country-asian="ES" style:font-weight-asian="bold" style:font-name-complex="Times New Roman2" style:font-size-complex="12pt" style:language-complex="ar" style:country-complex="SA"/>
    </style:style>
    <style:style style:name="P14" style:family="paragraph" style:parent-style-name="Standard">
      <style:paragraph-properties fo:margin-left="0.3937in" fo:margin-right="0.1957in" fo:line-height="150%" fo:text-align="start" style:justify-single-word="false" fo:orphans="2" fo:widows="2" fo:text-indent="0in" style:auto-text-indent="false" style:vertical-align="auto"/>
      <style:text-properties style:font-name="Times New Roman" fo:font-size="12pt" fo:language="es" fo:country="ES" fo:font-weight="bold" style:font-name-asian="Times New Roman2" style:font-size-asian="12pt" style:language-asian="es" style:country-asian="ES" style:font-weight-asian="bold" style:font-name-complex="Times New Roman2" style:font-size-complex="12pt" style:language-complex="ar" style:country-complex="SA"/>
    </style:style>
    <style:style style:name="P15" style:family="paragraph" style:parent-style-name="Standard">
      <style:paragraph-properties fo:margin-left="0.3937in" fo:margin-right="0.1957in" fo:line-height="150%" fo:text-align="start" style:justify-single-word="false" fo:orphans="2" fo:widows="2" fo:text-indent="0in" style:auto-text-indent="false" style:vertical-align="auto"/>
      <style:text-properties style:font-name="Times New Roman" fo:font-size="12pt" fo:language="es" fo:country="ES" fo:font-weight="bold" officeooo:paragraph-rsid="00053f94" style:font-name-asian="Times New Roman2" style:font-size-asian="12pt" style:language-asian="es" style:country-asian="ES" style:font-weight-asian="bold" style:font-name-complex="Times New Roman2" style:font-size-complex="12pt" style:language-complex="ar" style:country-complex="SA"/>
    </style:style>
    <style:style style:name="P16" style:family="paragraph" style:parent-style-name="Standard">
      <style:paragraph-properties fo:margin-left="0.3937in" fo:margin-right="0.1957in" fo:line-height="150%" fo:text-align="justify" style:justify-single-word="false" fo:orphans="2" fo:widows="2" fo:text-indent="0in" style:auto-text-indent="false" style:vertical-align="auto"/>
      <style:text-properties style:font-name="Times New Roman" fo:font-size="12pt" fo:language="es" fo:country="ES" style:font-name-asian="Times New Roman2" style:font-size-asian="12pt" style:language-asian="es" style:country-asian="ES" style:font-name-complex="Times New Roman2" style:font-size-complex="12pt" style:language-complex="ar" style:country-complex="SA"/>
    </style:style>
    <style:style style:name="P17" style:family="paragraph" style:parent-style-name="Standard">
      <style:paragraph-properties fo:margin-left="0.3937in" fo:margin-right="0.1957in" fo:line-height="150%" fo:text-align="start" style:justify-single-word="false" fo:orphans="2" fo:widows="2" fo:text-indent="0in" style:auto-text-indent="false" style:vertical-align="auto"/>
      <style:text-properties style:font-name="Times New Roman" fo:font-size="12pt" fo:language="es" fo:country="ES" style:font-name-asian="Times New Roman2" style:font-size-asian="12pt" style:language-asian="es" style:country-asian="ES" style:font-name-complex="Times New Roman2" style:font-size-complex="12pt" style:language-complex="ar" style:country-complex="SA"/>
    </style:style>
    <style:style style:name="P18" style:family="paragraph" style:parent-style-name="Standard">
      <style:paragraph-properties fo:margin-left="0.3937in" fo:margin-right="0.1957in" fo:line-height="150%" fo:text-align="start" style:justify-single-word="false" fo:orphans="2" fo:widows="2" fo:text-indent="0in" style:auto-text-indent="false" style:vertical-align="auto"/>
      <style:text-properties style:font-name="Times New Roman" fo:font-size="12pt" fo:language="es" fo:country="ES" officeooo:paragraph-rsid="00053f94" style:font-name-asian="Times New Roman2" style:font-size-asian="12pt" style:language-asian="es" style:country-asian="ES" style:font-name-complex="Times New Roman2" style:font-size-complex="12pt" style:language-complex="ar" style:country-complex="SA"/>
    </style:style>
    <style:style style:name="P19" style:family="paragraph" style:parent-style-name="Standard">
      <style:paragraph-properties fo:margin-left="0.3937in" fo:margin-right="0.1957in" fo:line-height="150%" fo:text-align="justify" style:justify-single-word="false" fo:orphans="2" fo:widows="2" fo:text-indent="0in" style:auto-text-indent="false" fo:padding="0.0138in" fo:border="0.74pt solid #000001" style:vertical-align="auto"/>
    </style:style>
    <style:style style:name="P20" style:family="paragraph" style:parent-style-name="Standard" style:master-page-name="First_20_Page">
      <style:paragraph-properties fo:margin-left="0.3937in" fo:margin-right="0.1957in" fo:line-height="150%" fo:text-align="center" style:justify-single-word="false" fo:orphans="2" fo:widows="2" fo:text-indent="0in" style:auto-text-indent="false" style:page-number="auto" style:vertical-align="auto"/>
    </style:style>
    <style:style style:name="P21" style:family="paragraph" style:parent-style-name="Footer">
      <style:paragraph-properties fo:margin-left="0in" fo:margin-right="0in" fo:text-align="start" style:justify-single-word="false" fo:orphans="2" fo:widows="2" fo:text-indent="0in" style:auto-text-indent="false" style:vertical-align="auto">
        <style:tab-stops>
          <style:tab-stop style:position="2.9528in" style:type="center"/>
          <style:tab-stop style:position="5.9055in" style:type="right"/>
        </style:tab-stops>
      </style:paragraph-properties>
      <style:text-properties style:font-name="Times New Roman" fo:font-size="12pt" fo:language="es" fo:country="ES" style:font-name-asian="Times New Roman2" style:font-size-asian="12pt" style:language-asian="es" style:country-asian="ES" style:font-name-complex="Times New Roman2" style:font-size-complex="12pt" style:language-complex="ar" style:country-complex="SA"/>
    </style:style>
    <style:style style:name="P22" style:family="paragraph" style:parent-style-name="Footer">
      <style:paragraph-properties fo:margin-left="0in" fo:margin-right="0in" fo:text-align="start" style:justify-single-word="false" fo:orphans="2" fo:widows="2" fo:text-indent="0in" style:auto-text-indent="false" fo:padding="0in" fo:border="none" style:vertical-align="auto">
        <style:tab-stops>
          <style:tab-stop style:position="2.9528in" style:type="center"/>
          <style:tab-stop style:position="5.9055in" style:type="right"/>
        </style:tab-stops>
      </style:paragraph-properties>
    </style:style>
    <style:style style:name="P23" style:family="paragraph" style:parent-style-name="Preformatted_20_Text">
      <style:paragraph-properties fo:margin-left="0.3937in" fo:margin-right="0.1957in" fo:line-height="150%" fo:text-align="justify" style:justify-single-word="false" fo:orphans="2" fo:widows="2" fo:text-indent="0in" style:auto-text-indent="false" style:vertical-align="auto"/>
    </style:style>
    <style:style style:name="P24" style:family="paragraph" style:parent-style-name="Preformatted_20_Text">
      <style:paragraph-properties fo:margin-left="0.4917in" fo:margin-right="0in" fo:text-indent="0in" style:auto-text-indent="false"/>
    </style:style>
    <style:style style:name="P25" style:family="paragraph" style:parent-style-name="Preformatted_20_Text">
      <style:paragraph-properties fo:margin-left="0.4917in" fo:margin-right="0in" fo:margin-top="0in" fo:margin-bottom="0.1965in" loext:contextual-spacing="false" fo:text-indent="0in" style:auto-text-indent="false"/>
    </style:style>
    <style:style style:name="P26" style:family="paragraph" style:parent-style-name="Heading_20_4">
      <style:text-properties officeooo:rsid="005d9f0f" officeooo:paragraph-rsid="00071598"/>
    </style:style>
    <style:style style:name="P27" style:family="paragraph" style:parent-style-name="Heading_20_4">
      <style:text-properties officeooo:rsid="000f2bf8" officeooo:paragraph-rsid="00071598"/>
    </style:style>
    <style:style style:name="P28" style:family="paragraph" style:parent-style-name="Heading_20_4">
      <style:text-properties officeooo:paragraph-rsid="00071598"/>
    </style:style>
    <style:style style:name="T1" style:family="text">
      <style:text-properties style:font-name="Times New Roman" fo:font-size="16pt" fo:language="es" fo:country="ES" fo:font-style="italic" fo:font-weight="bold" style:font-name-asian="Times New Roman2" style:font-size-asian="16pt" style:language-asian="es" style:country-asian="ES" style:font-style-asian="italic" style:font-weight-asian="bold" style:font-name-complex="Times New Roman2" style:font-size-complex="16pt" style:language-complex="ar" style:country-complex="SA"/>
    </style:style>
    <style:style style:name="T2" style:family="text">
      <style:text-properties style:font-name="Times New Roman" fo:font-size="12pt" fo:language="es" fo:country="ES" fo:font-style="italic" fo:font-weight="bold" style:font-name-asian="Times New Roman2" style:font-size-asian="12pt" style:language-asian="es" style:country-asian="ES" style:font-style-asian="italic" style:font-weight-asian="bold" style:font-name-complex="Times New Roman2" style:font-size-complex="12pt" style:language-complex="ar" style:country-complex="SA"/>
    </style:style>
    <style:style style:name="T3" style:family="text">
      <style:text-properties style:font-name="Times New Roman" fo:font-size="12pt" fo:language="es" fo:country="ES" fo:font-style="italic" fo:font-weight="bold" officeooo:rsid="00053f94" style:font-name-asian="Times New Roman2" style:font-size-asian="12pt" style:language-asian="es" style:country-asian="ES" style:font-style-asian="italic" style:font-weight-asian="bold" style:font-name-complex="Times New Roman2" style:font-size-complex="12pt" style:language-complex="ar" style:country-complex="SA"/>
    </style:style>
    <style:style style:name="T4" style:family="text">
      <style:text-properties style:font-name="Times New Roman" fo:font-size="12pt" fo:language="en" fo:country="US" style:font-name-asian="Times New Roman2" style:font-size-asian="12pt" style:language-asian="en" style:country-asian="US" style:font-name-complex="Times New Roman2" style:font-size-complex="12pt" style:language-complex="ar" style:country-complex="SA"/>
    </style:style>
    <style:style style:name="T5" style:family="text">
      <style:text-properties fo:language="es" fo:country="ES"/>
    </style:style>
    <style:style style:name="T6" style:family="text">
      <style:text-properties officeooo:rsid="001a4c6d"/>
    </style:style>
    <style:style style:name="T7" style:family="text">
      <style:text-properties officeooo:rsid="00354025"/>
    </style:style>
    <style:style style:name="T8" style:family="text">
      <style:text-properties officeooo:rsid="0013170b"/>
    </style:style>
    <style:style style:name="T9" style:family="text">
      <style:text-properties officeooo:rsid="00071598"/>
    </style:style>
    <style:style style:name="T10" style:family="text">
      <style:text-properties officeooo:rsid="001a4625"/>
    </style:style>
    <style:style style:name="fr1" style:family="graphic" style:parent-style-name="Frame">
      <style:graphic-properties fo:margin-left="0in" fo:margin-right="0in" fo:margin-top="0in" fo:margin-bottom="0in" style:wrap="none" style:vertical-pos="from-top" style:vertical-rel="paragraph" style:horizontal-pos="center" style:horizontal-rel="page-content" fo:background-color="#ffffff" style:background-transparency="100%" fo:padding="0in"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CURRICULUM VITAE SIMPLIFICADO</text:span></text:p>
      <text:p text:style-name="P12"/>
      <text:p text:style-name="P19"><text:span text:style-name="T2">DATOS PERSONALES</text:span></text:p>
      <text:p text:style-name="P13"/>
      <text:p text:style-name="P11"><text:span text:style-name="T2">Nombre y Apellidos: <text:s/></text:span><text:span text:style-name="T3">Mark Wilkinson</text:span></text:p>
      <text:p text:style-name="P11"><text:span text:style-name="T2">Nº DNI <text:s text:c="2"/></text:span><text:span text:style-name="T3">Y2375425E</text:span></text:p>
      <text:p text:style-name="P11"><text:span text:style-name="T2">Fecha nacimiento: <text:s/></text:span><text:span text:style-name="T3">May 11, 1968</text:span></text:p>
      <text:p text:style-name="P11"><text:span text:style-name="T2">Domicilio profesional: <text:s/></text:span></text:p>
      <text:p text:style-name="P23"/>
      <text:p text:style-name="P24">Director, BBVA Chair of Biological Informatics</text:p>
      <text:p text:style-name="P24">Isaac Peral Distinguished Researcher</text:p>
      <text:p text:style-name="P24">Centro de Biotecnología y Genómica de Plantas UPM-INIA (CBGP)</text:p>
      <text:p text:style-name="P24">Campus Montegancedo, </text:p>
      <text:p text:style-name="P24">Autopista M-40 (Km 38) </text:p>
      <text:p text:style-name="P25">28223-Pozuelo de Alarcón (Madrid)</text:p>
      <text:p text:style-name="P11"><text:span text:style-name="T2"/></text:p>
      <text:p text:style-name="P11"><text:span text:style-name="T2">Teléfono: <text:s/></text:span></text:p>
      <text:p text:style-name="P11"><text:span text:style-name="T2">e-mail: <text:s/></text:span><text:span text:style-name="T3">mark.wilkinson@upm.es</text:span></text:p>
      <text:p text:style-name="P12"/>
      <text:p text:style-name="P19"><text:span text:style-name="T2">FORMACIÓN ACADÉMICA</text:span></text:p>
      <text:p text:style-name="P16"/>
      <text:p text:style-name="P1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University or Institution</text:p>
          </table:table-cell>
          <table:table-cell table:style-name="Table2.A1" office:value-type="string">
            <text:p text:style-name="P1">Degree/<text:line-break/><text:span text:style-name="T6">Training</text:span></text:p>
          </table:table-cell>
          <table:table-cell table:style-name="Table2.A1" office:value-type="string">
            <text:p text:style-name="P1">Subject Area</text:p>
          </table:table-cell>
          <table:table-cell table:style-name="Table2.A1" office:value-type="string">
            <text:p text:style-name="P1">Dates</text:p>
          </table:table-cell>
        </table:table-row>
        <table:table-row table:style-name="Table2.2">
          <table:table-cell table:style-name="Table2.A1" office:value-type="string">
            <text:p text:style-name="P3">University of Alberta</text:p>
          </table:table-cell>
          <table:table-cell table:style-name="Table2.A1" office:value-type="string">
            <text:p text:style-name="P3">B.Sc.</text:p>
          </table:table-cell>
          <table:table-cell table:style-name="Table2.A1" office:value-type="string">
            <text:p text:style-name="P3">Genetics (1st Class Honours)</text:p>
          </table:table-cell>
          <table:table-cell table:style-name="Table2.A1" office:value-type="string">
            <text:p text:style-name="P3">1986-1990</text:p>
          </table:table-cell>
        </table:table-row>
        <table:table-row table:style-name="Table2.3">
          <table:table-cell table:style-name="Table2.A1" office:value-type="string">
            <text:p text:style-name="P3">University of British Columbia</text:p>
          </table:table-cell>
          <table:table-cell table:style-name="Table2.A1" office:value-type="string">
            <text:p text:style-name="P3">Ph.D.</text:p>
          </table:table-cell>
          <table:table-cell table:style-name="Table2.A1" office:value-type="string">
            <text:p text:style-name="P3">Molecular Biology/Botany</text:p>
          </table:table-cell>
          <table:table-cell table:style-name="Table2.A1" office:value-type="string">
            <text:p text:style-name="P3">1990-1996</text:p>
          </table:table-cell>
        </table:table-row>
        <table:table-row table:style-name="Table2.4">
          <table:table-cell table:style-name="Table2.A1" office:value-type="string">
            <text:p text:style-name="P3">Max Planck Institut für Züchtungsforschung, Köln, Germany</text:p>
          </table:table-cell>
          <table:table-cell table:style-name="Table2.A1" office:value-type="string">
            <text:p text:style-name="P3">P<text:span text:style-name="T6">ost-doctoral</text:span></text:p>
          </table:table-cell>
          <table:table-cell table:style-name="Table2.A1" office:value-type="string">
            <text:p text:style-name="P3">Molecular Biology, Bioinformatics</text:p>
          </table:table-cell>
          <table:table-cell table:style-name="Table2.A1" office:value-type="string">
            <text:p text:style-name="P3">1996-2000</text:p>
          </table:table-cell>
        </table:table-row>
      </table:table>
      <text:p text:style-name="P15"/>
      <text:p text:style-name="P14"/>
      <text:p text:style-name="P19"><text:span text:style-name="T2">EXPERIENCIA PROFESIONAL EN EL ÁMBITO DEL TÍTULO PROPIO</text:span></text:p>
      <text:p text:style-name="P17"/>
      <text:p text:style-name="P18"><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University, Company or Organization</text:p>
          </table:table-cell>
          <table:table-cell table:style-name="Table3.A1" office:value-type="string">
            <text:p text:style-name="P2">Rank or title</text:p>
          </table:table-cell>
          <table:table-cell table:style-name="Table3.A1" office:value-type="string">
            <text:p text:style-name="P2">Dates</text:p>
          </table:table-cell>
        </table:table-row>
        <table:table-row table:style-name="Table3.2">
          <table:table-cell table:style-name="Table3.A1" office:value-type="string">
            <text:p text:style-name="P3">Polytechnic University of Madrid</text:p>
          </table:table-cell>
          <table:table-cell table:style-name="Table3.A1" office:value-type="string">
            <text:p text:style-name="P3">Isaac Peral <text:span text:style-name="T7">Distinguished</text:span> Researcher</text:p>
          </table:table-cell>
          <table:table-cell table:style-name="Table3.A1" office:value-type="string">
            <text:p text:style-name="P3">03/2012 – present</text:p>
          </table:table-cell>
        </table:table-row>
        <table:table-row table:style-name="Table3.3">
          <table:table-cell table:style-name="Table3.A1" office:value-type="string">
            <text:p text:style-name="P3">UBC Department of Medical Genetics</text:p>
          </table:table-cell>
          <table:table-cell table:style-name="Table3.A1" office:value-type="string">
            <text:p text:style-name="P3">Adjunct Professor</text:p>
          </table:table-cell>
          <table:table-cell table:style-name="Table3.A1" office:value-type="string">
            <text:p text:style-name="P3">03/2012 – present </text:p>
          </table:table-cell>
        </table:table-row>
        <table:table-row table:style-name="Table3.4">
          <table:table-cell table:style-name="Table3.A4" office:value-type="string">
            <text:p text:style-name="P3">Meaningful Solutions Semantic Systems</text:p>
          </table:table-cell>
          <table:table-cell table:style-name="Table3.A4" office:value-type="string">
            <text:p text:style-name="P3">Founder &amp; CEO</text:p>
          </table:table-cell>
          <table:table-cell table:style-name="Table3.A4" office:value-type="string">
            <text:p text:style-name="P3">01/2006 – present</text:p>
          </table:table-cell>
        </table:table-row>
        <table:table-row table:style-name="Table3.5">
          <table:table-cell table:style-name="Table3.A4" office:value-type="string">
            <text:p text:style-name="P3">UBC Department of Medical Genetics</text:p>
          </table:table-cell>
          <table:table-cell table:style-name="Table3.A4" office:value-type="string">
            <text:p text:style-name="P3">Associate Professor</text:p>
          </table:table-cell>
          <table:table-cell table:style-name="Table3.A4" office:value-type="string">
            <text:p text:style-name="P3">06/2011 – 03/2012</text:p>
          </table:table-cell>
        </table:table-row>
        <table:table-row table:style-name="Table3.6">
          <table:table-cell table:style-name="Table3.A1" office:value-type="string">
            <text:p text:style-name="P3">SCULPT Cosmetics Canada Corp.</text:p>
          </table:table-cell>
          <table:table-cell table:style-name="Table3.A1" office:value-type="string">
            <text:p text:style-name="P3">Co-Founder &amp; President</text:p>
          </table:table-cell>
          <table:table-cell table:style-name="Table3.A1" office:value-type="string">
            <text:p text:style-name="P3">01/2006 – 04/2012 </text:p>
          </table:table-cell>
        </table:table-row>
        <table:table-row table:style-name="Table3.6">
          <table:table-cell table:style-name="Table3.A1" office:value-type="string">
            <text:p text:style-name="P3">iCAPTURE Center, St. Paul's Hospital</text:p>
          </table:table-cell>
          <table:table-cell table:style-name="Table3.A1" office:value-type="string">
            <text:p text:style-name="P3">Staff Scientist</text:p>
          </table:table-cell>
          <table:table-cell table:style-name="Table3.A1" office:value-type="string">
            <text:p text:style-name="P3">01/2004 – 06/2012 </text:p>
          </table:table-cell>
        </table:table-row>
        <table:table-row table:style-name="Table3.6">
          <table:table-cell table:style-name="Table3.A1" office:value-type="string">
            <text:p text:style-name="P3">UBC Department of Medical Genetics</text:p>
          </table:table-cell>
          <table:table-cell table:style-name="Table3.A1" office:value-type="string">
            <text:p text:style-name="P3">Assistant Professor</text:p>
          </table:table-cell>
          <table:table-cell table:style-name="Table3.A1" office:value-type="string">
            <text:p text:style-name="P3">01/2004 – 06/2011</text:p>
          </table:table-cell>
        </table:table-row>
        <table:table-row table:style-name="Table3.9">
          <table:table-cell table:style-name="Table3.A1" office:value-type="string">
            <text:p text:style-name="P3">Illuminae Media <text:span text:style-name="T8">Web Database Systems</text:span></text:p>
          </table:table-cell>
          <table:table-cell table:style-name="Table3.A1" office:value-type="string">
            <text:p text:style-name="P3">Founder</text:p>
          </table:table-cell>
          <table:table-cell table:style-name="Table3.A1" office:value-type="string">
            <text:p text:style-name="P3">01/2003 – 12/2003</text:p>
          </table:table-cell>
        </table:table-row>
        <table:table-row table:style-name="Table3.10">
          <table:table-cell table:style-name="Table3.A1" office:value-type="string">
            <text:p text:style-name="P3">National Research Council Canada</text:p>
          </table:table-cell>
          <table:table-cell table:style-name="Table3.A1" office:value-type="string">
            <text:p text:style-name="P3">Research Associate</text:p>
          </table:table-cell>
          <table:table-cell table:style-name="Table3.A1" office:value-type="string">
            <text:p text:style-name="P3">05/2000 – 12/2002</text:p>
          </table:table-cell>
        </table:table-row>
      </table:table>
      <text:p text:style-name="P15"/>
      <text:p text:style-name="P19"><text:span text:style-name="T2">PUBLICACIONES</text:span></text:p>
      <text:p text:style-name="P16"/>
      <text:p text:style-name="P14"/>
      <text:p text:style-name="Text_20_body">1. Arnaud E; Matteis L; Laporte MA; Espinosa H; Hyman G; Shrestha R; Portugal A; Chibon PY; Devare M; Akintunde A; White JW; Wilkinson M; Caracciolo C; Celli F; Mclaren G. 2014. "The Crop Ontology, a resource for enabling access to breeders’data". In proceeding Plant Anim. Genome XXII. San Diego::W352.</text:p>
      <text:p text:style-name="Text_20_body">2. Dumontier M; Baker CJ; Baran J; Callahan A; Chepelev L; Cruz-Toledo J; Del Rio NR; Duck G; Furlong LI; Keath N; Klassen D; McCusker JP; Queralt-Rosinach N; Samwald M; Villanueva-Rosales N; Wilkinson MD; Hoehndorf R. 2014. "The Semanticscience Integrated Ontology (SIO) for biomedical research and knowledge discovery.". J. Biomed. Semantics 5:14.</text:p>
      <text:p text:style-name="Text_20_body">3. Egaña Aranguren M; Rodríguez González A; Wilkinson MD. 2014. "Executing SADI services in Galaxy". J. Biomed. Semantics 5:42.</text:p>
      <text:p text:style-name="Text_20_body"><text:soft-page-break/>4. García-Jiménez B; Wilkinson MD. 2014. "Automatic Annotation of Bioinformatics Workflows with Biomedical Ontologies". In Leveraging Appl. Form. Methods, Verif. Validation. Spec. Tech. Appl. - 6th Int. Symp. ISoLA 2014, Imp. Corfu, Greece, Oct. 8-11, 2014, Proceedings, Part {II}. edited by Margaria T, Steffen B Berlin, Heidelberg:Springer Berlin Heidelberg8803:464–478.</text:p>
      <text:p text:style-name="Text_20_body">5. González AR; Callahan A; Cruz-Toledo J; Garcia A; Egaña Aranguren M; Dumontier M; Wilkinson MD. 2014. "Automatically exposing OpenLifeData via SADI semantic Web Services". J. Biomed. Semantics 5:46.</text:p>
      <text:p text:style-name="Text_20_body">6. Hily JM; García A; Moreno A; Plaza M; Wilkinson MD; Fereres A; Fraile A; Garcia-Arenal F. 2014. "The Relationship between Host Lifespan and Pathogen Reservoir Potential: an Analysis in the System Arabidopsis thaliana-Cucumber mosaic virus". .</text:p>
      <text:p text:style-name="Text_20_body">7. Hily JM; García A; Moreno A; Plaza M; Wilkinson MD; Fereres A; Fraile A; Garcia-Arenal F. 2014. "The Relationship between Host Lifespan and Pathogen Reservoir Potential: an Analysis in the System Arabidopsis thaliana-Cucumber mosaic virus". PLoS Pathog. (in press).</text:p>
      <text:p text:style-name="Text_20_body">8. Katayama T; Wilkinson M; Aoki-Kinoshita K; Kawashima S; Yamamoto Y; Yamaguchi A; Okamoto S; Kawano S; Kim J-D; Wang Y; Wu H; Kano Y; Ono H; Bono H; Kocbek S; Aerts J; Akune Y; Antezana E; Arakawa K; Aranda B; Baran J; Bolleman J; Bonnal R; Buttigieg P; Campbell M; Chen Y; Chiba H; Cock P; Cohen K; Constantin A. 2014. "BioHackathon series in 2011 and 2012: penetration of ontology and linked data in life science domains". J. Biomed. Semantics 5:5.</text:p>
      <text:p text:style-name="Text_20_body">9. Luciano JS; Cumming GP; Kahana E; Wilkinson MD; Brooks EH; Jarman H; McGuinness DL; Levine MS. 2014. "Health Web Science". Found. Trends® Web Sci. 4:269–419.</text:p>
      <text:p text:style-name="Text_20_body">10. Marconi M; Rodriguez-Romero J; Sesma A; Wilkinson MD. 2014. "Bioinformatics Tools for Next-Generation RNA Sequencing Analysis". In Fungal RNA Biol. edited by Sesma A, von der Haar T Springer International Publishing:371–391.</text:p>
      <text:p text:style-name="Text_20_body">11. Rodríguez-González A; Martinez-Romero M; Aranguren ME; Wilkinson MD. 2014. "Nanopublishing clinical diagnoses: tracking diagnostic knowledge base content and utilization". In CBMS ’14 Proc. 2014 IEEE 27th Int. Symp. Comput. Med. Syst. :335–340.</text:p>
      <text:p text:style-name="Text_20_body">12. Samadian S; McManus B; Wilkinson M. 2014. "Automatic detection and resolution of measurement-unit conflicts in aggregated data". BMC Med. Genomics 7:S12.</text:p>
      <text:p text:style-name="Text_20_body">13. Egaña Aranguren M; Fernández-Breis JT; Antezana E; Mungall C; Rodríguez González A; Wilkinson MD. 2013. "OPPL-Galaxy, a Galaxy tool for enhancing ontology exploitation as part of bioinformatics workflows.". J. Biomed. Semantics 4:2.</text:p>
      <text:p text:style-name="Text_20_body"><text:soft-page-break/>14. Iglesias AR; Aranguren ME; Gonzalez AR; Wilkinson MD. 2013. "Plant Pathogen Interactions Ontology (PPIO)". In Proc. IWBBIO 2013 Int. Work. Bioinforma. Biomed. Eng. :695–702.</text:p>
      <text:p text:style-name="Text_20_body">15. Katayama T; Wilkinson MD; Micklem G; Kawashima S; Yamaguchi A; Nakao M; Yamamoto Y; Okamoto S; Oouchida K; Chun H-W; Aerts J; Afzal H; Antezana E; Arakawa K; Aranda B; Belleau F; Bolleman J; Bonnal RJ; Chapman B; Cock P; Eriksson T; Gordon P; Goto N; Hayashi K; Horn H; Ishiwata R; Kaminuma E; Kasprzyk A; Kawaji H; Kido N; Kim YJ; Kinjo AR; Konishi F; Kwon K-H; Labarga A; Lamprecht A-L; Lin Y; Lindenbaum P; McCarthy L; Morita H; Murakami K; Nagao K; Nishida K; Nishimura K; Nishizawa T; Ogishima S; Ono K; Oshita K; Park K-J; Prins P; Saito TL; Samwald M; Satagopam VP; Shigemoto Y; Smith R; Splendiani A; Sugawara H; Taylor J; Vos R; Withers D; Yamasaki C; Zmasek CM; Kawamoto S; Okubo K; Asai K; Takagi T. 2013. "The 3rd DBCLS BioHackathon: improving life science data integration with semantic Web technologies". J. Biomed. Semantics 4:6.</text:p>
      <text:p text:style-name="Text_20_body">16. Luciano JS; Cumming GP; Wilkinson MD; Kahana E. 2013. "The emergent discipline of health web science.". J. Med. Internet Res. 15:e166.</text:p>
      <text:p text:style-name="Text_20_body">17. Vandervalk B; McCarthy EL; Cruz-Toledo J; Klein A; Baker CJO; Dumontier M; Wilkinson MD. 2013. "The SADI Personal Health Lens: A Web Browser-Based System for Identifying Personally Relevant Drug Interactions". JMIR Res. Protoc. 2:e14.</text:p>
      <text:p text:style-name="Text_20_body">18. Wilkinson MD. 2013. "Web Science Studies into Semantic Web Service-Based Research Environments (Awarded “Best Paper”)". In Fifth Int. Conf. Adv. Serv. Comput. Serv. Comput. 2013. Valencia, Spain:Copyright (c) IARIA, 2013:71–74.</text:p>
      <text:p text:style-name="Text_20_body">19. Kok J; Lamprecht AL; Verbeek F; Wilkinson M. 2012. "Bioscientific Data Processing and Modeling". Leveraging Appl. Form. Methods, Verif. Validation. Appl. Case Stud. :7–11.</text:p>
      <text:p text:style-name="Text_20_body">20. McCarthy L; Vandervalk B; Wilkinson M. 2012. "SPARQL Assist language-neutral query composer.". BMC Bioinformatics 13 Suppl 1:S2.</text:p>
      <text:p text:style-name="Text_20_body">21. Rodríguez-González A; Torres-Niño J; Mayer MA; Alor-Hernandez G; Wilkinson MD. 2012. "Analysis of a Multilevel Diagnosis Decision Support System and Its Implications: A Case Study". Comput. Math. Methods Med. 2012:1–9.</text:p>
      <text:p text:style-name="Text_20_body">22. Samadian S; Good BM; McManus B; Wilkinson MD. 2012. "A data-driven approach to automatic discovery of prescription drugs in cardiovascular risk management". In Proc. BioOntologies SIG, ISMB 2012. :14–17.</text:p>
      <text:p text:style-name="Text_20_body">23. Samadian S; McManus B; Wilkinson MD. 2012. "Extending and encoding existing biological terminologies and datasets for use in the reasoned semantic web.". J. Biomed. Semantics 3:6.</text:p>
      <text:p text:style-name="Text_20_body">24. Wilkinson MD. 2012. "Genomics data resources: frameworks and standards.". In Methods Mol. Biol. 856:489–511.</text:p>
      <text:p text:style-name="Text_20_body"><text:soft-page-break/>25. Wood I; Vandervalk B; McCarthy L; Wilkinson MD. 2012. "OWL-DL Domain-Models as Abstract Workflows". In Leveraging Appl. Form. Methods, Verif. Validation. Appl. Case Stud. edited by Margaria T, Steffen B Springer Berlin/Heidelberg:56–66.</text:p>
      <text:p text:style-name="Text_20_body">26. Katayama T; Wilkinson M; Vos R; Kawashima T; Kawashima S; Nakao M; Yamamoto Y; Chun H-W; Yamaguchi A; Kawano S; Aerts J; Aoki-Kinoshita K; Arakawa K; Aranda B; Bonnal R; Fernandez J; Fujisawa T; Gordon P; Goto N; Haider S; Harris T; Hatakeyama T; Ho I; Itoh M; Kasprzyk A; Kido N; Kim Y-J; Kinjo A; Konishi F; Kovarskaya Y; von Kuster G; Labarga A; Limviphuvadh V; McCarthy L; Nakamura Y; Nam Y; Nishida K; Nishimura K; Nishizawa T; Ogishima S; Oinn T; Okamoto S; Okuda S; Ono K; Oshita K; Park K-J; Putnam N; Senger M; Severin J; Shigemoto Y; Sugawara H; Taylor J; Trelles O; Yamasaki C; Yamashita R; Satoh N; Takagi T. 2011. "The 2nd DBCLS BioHackathon: interoperable bioinformatics Web services for integrated applications". J. Biomed. Semantics 2:4.</text:p>
      <text:p text:style-name="Text_20_body">27. Vandervalk B; Dumontier M; McCarthy EL; Wilkinson MD. 2011. "SADI for GMOD: Semantic Web Services for Model Organism Databases". In Proc. Can. Semant. Web Symp. 2011. Vancouver, BC:</text:p>
      <text:p text:style-name="Text_20_body">28. Vandervalk B; McCarthy L; Wilkinson M. 2011. "SADI for GMOD: <text:s/>Bringing Model Organism Data onto the Semantic Web". In Proc. Bio Open Source Conf. 2011. Vienna, Austria::36.</text:p>
      <text:p text:style-name="Text_20_body">29. Wilkinson MD; McCarthy L. 2011. "The SADI plug-in to IO informatics’ sentient knowledge explorer". In Proc. 4th Int. Work. Semant. Web Appl. Tools Life Sci. :116–118.</text:p>
      <text:p text:style-name="Text_20_body">30. Wilkinson MD; Vandervalk B; McCarthy L. 2011. "The Semantic Automated Discovery and Integration (SADI) Web service Design-Pattern, API and Reference Implementation.". J. Biomed. Semantics 2:8.</text:p>
      <text:p text:style-name="Text_20_body">31. Kawas E; Wilkinson M. 2010. "OWL2Perl: Creating Perl modules from OWL class definitions.". Bioinformatics .</text:p>
      <text:p text:style-name="Text_20_body">32. Kok J; Lamprecht A-L; Wilkinson M. 2010. "Tools in Scientific Workflow Composition". In Leveraging Appl. Form. Methods, Verif. Valid. Lect. Notes Comput. Sci. 6415:258–260.</text:p>
      <text:p text:style-name="Text_20_body">33. McCarthy L; Vandervalk B; Wilkinson M. 2010. "SPARQL Assist Language-Neutral Query Composer". In Proc. Semant. Web Appl. Tools Life Sci. 2010 . .</text:p>
      <text:p text:style-name="Text_20_body">34. MD W; B V; L M. 2010. "SADI Semantic Web Services - “cause you can”t always GET what you want!". In Serv. Comput. Conf. 2009. APSCC 2009. IEEE Asia-Pacific. :13–18.</text:p>
      <text:p text:style-name="Text_20_body"><text:soft-page-break/>35. Vandervalk B; McCarthy L; Wilkinson M. 2010. "SHARE &amp; The Semantic Web - This Time it’s Personal!". In Proc. OWLED 2010, San Fr. California, USA 21-22 June 2010 . .</text:p>
      <text:p text:style-name="Text_20_body">36. Wilkinson M; McCarthy L; Vandervalk B; Withers D; Kawas E; Samadian S. 2010. "SADI, SHARE, and the in silico scientific method". BMC Bioinformatics 11:S7.</text:p>
      <text:p text:style-name="Text_20_body">37. Withers D; Kawas E; McCarthy L; Vandervalk B; Wilkinson M. 2010. "Semantically-Guided Workflow Construction in Taverna: The SADI and BioMoby Plug-Ins". In Leveraging Appl. Form. Methods, Verif. Valid. 4th Int. Symp. Leveraging Appl. Lect. Notes Comput. Sci. 6415:301–312.</text:p>
      <text:p text:style-name="Text_20_body">38. Good B; Tennis J; Wilkinson M. 2009. "Social tagging in the life sciences: characterizing a new metadata resource for bioinformatics". BMC Bioinformatics 10:313.</text:p>
      <text:p text:style-name="Text_20_body">39. Vandervalk B; McCarthy E; Wilkinson M. 2009. "Moby and Moby 2: Creatures of the Deep (Web)". Brief. Bioinform. 10:114.</text:p>
      <text:p text:style-name="Text_20_body">40. Vandervalk B; McCarthy L; Wilkinson M. 2009. "SHARE: A Semantic Web Query Engine for Bioinformatics". In Semant. Web, Lect. Notes Comput. Sci. Proc. ASWC 2009. 5926:367–369.</text:p>
      <text:p text:style-name="Text_20_body">41. Vandervalk B; McCarthy L; Wilkinson M. 2009. "Optimization of Distributed SPARQL Queries Using Edmonds’ Algorithm and Prim's Algorithm". In IEEE Int. Conf. Comput. Sci. Eng. 1:330–337.</text:p>
      <text:p text:style-name="Text_20_body">42. Chan F; Kawas E; Wilkinson M; Tebbutt S. 2008. "DataBiNS-Viz: A Web-Based Tool for Visualization of Non-Synonymous SNP Data". J. Proteomics Bioinform. 1:233–236.</text:p>
      <text:p text:style-name="Text_20_body">43. DiBernardo; M; Pottinger; R; Wilkinson M. 2008. "Semi-automatic web service composition for the life sciences using the BioMoby semantic web framework". J. Biomed. Inform. 41:837.</text:p>
      <text:p text:style-name="Text_20_body">44. Kothari C; Wilkinson M. 2008. "Structured Representation of Biomedical Experiments: A Bottom-Up Approach". In Proc. 2008 Int. Conf. Inf. Knowl. Eng. IKE 2008. Las Vegas Nevada, USA . .</text:p>
      <text:p text:style-name="Text_20_body">45. Kothari C; Wilkinson M. 2008. "Web Services and the Semantic Web for Life Science Data". In Encycl. Database Syst. edited by Lacroix Z, Kothari C, Mork P, Wilkinson M, Cohen-Boulakia S Springer.</text:p>
      <text:p text:style-name="Text_20_body">46. Kothari C; Wilkinson MD. 2008. "Biological Metadata Management". In Encycl. Database Syst. edited by Lacroix Z, Kothari C, Mork P, Wilkinson M, Freire J, Cohen-Boulakia S Springer.</text:p>
      <text:p text:style-name="Text_20_body"><text:soft-page-break/>47. Kothari C; Wilkinson MD. 2008. "Biological Resource Discovery". In Encycl. Database Syst. edited by Lacroix Z, Kothari C, Mork P, Wilkinson M, Cohen-Boulakia S Springer.</text:p>
      <text:p text:style-name="Text_20_body">48. R<text:span text:style-name="T9">ichard Bruskiewich, et al.</text:span>. 2008. "The Generation Challenge Programme Platform: Semantic Standards and Workbench for Crop Science". Int. J. Plant Genomics 2008:369601.</text:p>
      <text:p text:style-name="Text_20_body">49. Vandervalk BP; McCarthy EL; Wilkinson MD. 2008. "SHARE: A Web Service Based Framework for Distributed Querying and Reasoning on the Semantic Web". In Third Asian Semant. Web Conf. ASWC2008, Work. Proc. Bangkok, Thailand::69–78.</text:p>
      <text:p text:style-name="Text_20_body">50. Vandervalk B; McCarthy L; Wilkinson M. 2008. "The Semantic Health and Research Environment: SHARE-ing Deep Web Data on the Semantic Web". In Proc. 2008 Microsoft eScience Work. :127–128.</text:p>
      <text:p text:style-name="Text_20_body">51. Vandervalk B; McCarthy L; Wilkinson M. 2008. "CardioSHARE: Web Services for the Semantic Web". .</text:p>
      <text:p text:style-name="Text_20_body">52. Wilkinson MD; Senger M; Kawas E; Bruskiewich R; Gouzy J; Noirot C; Bardou P; Ng A; Haase D; Saiz E de A; Wang D; Gibbons F; Gordon PMK; Sensen CW; Carrasco JMR; Fernández JM; Shen L; Links M; Ng M; Opushneva N; Neerincx PBT; Leunissen JAM; Ernst R; Twigger S; Usadel B; Good B; Wong Y; Stein L; Crosby W; Karlsson J; Royo R; Párraga I; Ramírez S; Gelpi JL; Trelles O; Pisano DG; Jimenez N; Kerhornou A; Rosset R; Zamacola L; Tarraga J; Huerta-Cepas J; Carazo JM; Dopazo J; Guigo R; Navarro A; Orozco M; Valencia A; Claros MG; Pérez AJ; Aldana J; Rojano MM; Fernandez-Santa Cruz R; Navas I; Schiltz G; Farmer A; Gessler D; Schoof H; Groscurth A. 2008. "Interoperability with Moby 1.0--it’s better than sharing your toothbrush!". Brief. Bioinform. 9:220–31.</text:p>
      <text:p text:style-name="Text_20_body">53. Good B; Wilkinson M. 2007. "Ontology Engineering Using Volunteer Labor". In Proc. World Wide Web Conf. . .</text:p>
      <text:p text:style-name="Text_20_body">54. Gordon P; Kawas E; Wilkinson M; Sensen C. 2007. "Using a novel data transformation technique to provide the EMBOSS software suite as Semantic Web Services". In Proc. IEEE Int. Conf. Bioinforma. Biomed. . .</text:p>
      <text:p text:style-name="Text_20_body">55. Kothari C; Wilkinson M. 2007. "From chaos to order: A generic, distributed, ontology based annotation system". In Proc. 2007 Int. Conf. Inf. Knowl. Eng. IKE 2007, June 25-28, 2007. Las Vegas Nevada, USA. :141–145.</text:p>
      <text:p text:style-name="Text_20_body">56. Kuo B; Hentrich T; Good B; Wilkinson M. 2007. "Tag Clouds for Summarizing Web Search Results". In Proc. World Wide Web Conf. . .</text:p>
      <text:p text:style-name="Text_20_body">57. Morris K; Kuo B; Wilkinson M; Davison J; Befus D; Mathison R. 2007. "Vcsa1 Gene Peptides for the Treatment of Inflammatory and Allergic Reactions". Recent Pat. Inflamm. Allergy Drug Discov. 1:124–132.</text:p>
      <text:p text:style-name="Text_20_body"><text:soft-page-break/>58. Song Y; Kawas E; Good B; Wilkinson M; Tebbutt S. 2007. "DataBiNS: Data Mining Tool for Biological Pathways and Non-Synonymous SNPs.". Bioinformatics 23:780–782.</text:p>
      <text:p text:style-name="P14"/>
      <text:p text:style-name="P19"><text:span text:style-name="T2">PROYECTOS RELEVANTES</text:span></text:p>
      <text:p text:style-name="P16"/>
      <text:h text:style-name="P26" text:outline-level="4"><text:span text:style-name="T9">Co-Chair, Data Citation Working Group</text:span>, 2014 – date.</text:h>
      <text:p text:style-name="P8">Force11 established the Data Citation Working Group to establish the set of principles by which scientific data should provide its provenance information, as well as the norms by which <text:s/>data that should be cited when using all or part of a published data record.</text:p>
      <text:p text:style-name="P8"><text:s/></text:p>
      <text:p text:style-name="P10">------------------------------ <text:s/></text:p>
      <text:h text:style-name="P26" text:outline-level="4">European Technical “<text:span text:style-name="T9">Skunkworks” </text:span>Lead, Data FAIRport, 2014 – date.</text:h>
      <text:p text:style-name="P4">Data FAIRport is an open initiative of representatives from the worlds of research infrastructure and policy, publishing, the semantic web and life sciences research. Data FAIRport was founded in January of 2014. It’s vision is to realise and enable a situation where valuable scientific data is ‘FAIR’ in the sense of being Findable, Accessible, Interoperable and Re-usable. Data FAIRport engages all 'Enablers' in the field of data publishing and re-use.</text:p>
      <text:p text:style-name="P5">------------------------------ <text:s/></text:p>
      <text:h text:style-name="P28" text:outline-level="4">“Magnet Group” Member of the Concept Web Alliance (CWA): May 2009 – date. </text:h>
      <text:p text:style-name="P7">The Concept Web Alliance is an academic think-tank that develops approaches, technologies, and best-practices related to the explicit, attributable publication of bio/medical concepts in the Web. <text:s/>CWA provides a collaborative environment for academics from different disciplines, addressing the volume and the complexity of current scientific data and communication.</text:p>
      <text:p text:style-name="P5">------------------------------ <text:s/></text:p>
      <text:h text:style-name="P28" text:outline-level="4">Invited Expert – Health Care and Life Sciences (HCLS) Working Group, World Wide Web Consortium: May 2009 – date. </text:h>
      <text:p text:style-name="P7">The HCLS group is charged with the task of making recommendations to the World Wide Web Consortium (W3C) for data and knowledge representation on the Web, specifically focusing on bio/medical data within the emergent Semantic Web. <text:s/>In my role as Invited Expert, I am able to participate in weekly teleconferences hosted by the W3C, and provide input on new global standards and best-practices for the next-generation Web. <text:s/></text:p>
      <text:p text:style-name="P7"/>
      <text:p text:style-name="P5">------------------------------ <text:s/></text:p>
      <text:h text:style-name="P28" text:outline-level="4"><text:soft-page-break/>Board of Trustees, Identifiers.org Project: 2012 – date.</text:h>
      <text:p text:style-name="P7">Based at EMBL-EBI, Identifiers.org is an emergent attempt to define a globally-accessible, stable URI standard for biological and bioinformatics entities. <text:s/>This will allow much more rigorous and reliable cross-linking and integration of individual data-points over the Web, enabling richer and more intensive cross-resource querying to support better bioinformatics and biological research.</text:p>
      <text:p text:style-name="P6"/>
      <text:p text:style-name="P5">------------------------------ <text:s/></text:p>
      <text:h text:style-name="P27" text:outline-level="4">Mentor, Google Summer of Code, 2013</text:h>
      <text:p text:style-name="P7">Google Summer of Code is a global program that offers students stipends to write code for open source projects. <text:s/>Mentors are hand-selected by the project selection committees, and we work with the student to improve and refine their proposal to make it as competitive as possible, <text:span text:style-name="T10">then supervise their work.</text:span></text:p>
      <text:p text:style-name="P5"/>
      <text:p text:style-name="P5">------------------------------ <text:s/></text:p>
      <text:h text:style-name="P28" text:outline-level="4">Leadership, Hackathons, Interoperability and Phylogenies Working Group: <text:s/>2012.</text:h>
      <text:p text:style-name="P7">Based at the National Evolutionary Synthesis Center (NESCent) at Duke University. <text:s/>The potential for synthetic research based on aggregating, integrating, and re-using data is enormous, yet most resources remain non-interoperable. To realize this potential, software and databases that handle evolutionary trees (and their associated annotations) must be represented, linked, and shared. <text:s/>The HIP (Hackathons, Interoperability, Phylogenies) aims to use the hackathon mechanism to grow this network directly, by adding links to it, and indirectly, by creating examples for others to follow.</text:p>
      <text:p text:style-name="P5">------------------------------ <text:s/></text:p>
      <text:h text:style-name="P28" text:outline-level="4">Founder and leader of the BioMOBY Project, 2002-2008</text:h>
      <text:p text:style-name="P9">BioMoby was an international consortium of biological data and analytical tool providers who worked collaboratively to design methodologies, standards, and tools that enabled maximum interoperability between bioinformatics resources worldwide. <text:s/>BioMoby is the core technology underpinning several large-scale multi-national research projects and/or technical platforms, including Genome Canada’s Bioinformatics Platform, Genome Espania’s Bioinformatics Platform, the EU PlaNet consortium, the Consultative Group for International Agricultural Research’s Generation Challenge Programme to name a few. At its peak, BioMoby integrated more than 1500 resources from 14 institutions worldwide. BioMoby was conceived-of, and created by me, and the consortium was led from my labora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s" fo:country="ES" style:font-name-asian="Times New Roman2" style:font-family-asian="'Times New Roman'" style:font-family-generic-asian="system" style:font-pitch-asian="variable" style:font-size-asian="12pt" style:language-asian="es" style:country-asian="E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in" fo:margin-right="0in" fo:text-align="center" style:justify-single-word="false" fo:orphans="2" fo:widows="2" fo:text-indent="0in" style:auto-text-indent="false" fo:keep-with-next="always" style:vertical-align="auto"/>
      <style:text-properties style:font-name="Arial" fo:font-family="Arial" style:font-family-generic="roman" style:font-pitch="variable" fo:font-size="12pt" fo:language="es" fo:country="ES" fo:font-weight="bold" style:font-name-asian="Times New Roman2" style:font-family-asian="'Times New Roman'"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2pt" style:language-complex="ar" style:country-complex="SA" style:font-weight-complex="bold"/>
    </style:style>
    <style:style style:name="Title" style:family="paragraph" style:parent-style-name="Standard" style:default-outline-level="" style:class="chapter">
      <style:paragraph-properties fo:margin-left="0in" fo:margin-right="0in" fo:text-align="center" style:justify-single-word="false" fo:orphans="2" fo:widows="2" fo:text-indent="0in" style:auto-text-indent="false" style:vertical-align="auto"/>
      <style:text-properties style:font-name="Times New Roman" fo:font-family="'Times New Roman'" style:font-family-generic="roman" style:font-pitch="variable" fo:font-size="12pt" fo:language="es" fo:country="ES" fo:font-weight="bold" style:font-name-asian="Times New Roman2" style:font-family-asian="'Times New Roman'" style:font-family-generic-asian="system" style:font-pitch-asian="variable" style:font-size-asian="12pt" style:language-asian="es" style:country-asian="ES"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Footer" style:family="paragraph" style:parent-style-name="Standard" style:default-outline-level="" style:class="extra">
      <style:paragraph-properties fo:margin-left="0in" fo:margin-right="0in" fo:text-align="start" style:justify-single-word="false" fo:orphans="2" fo:widows="2" fo:text-indent="0in" style:auto-text-indent="false" style:vertical-align="auto">
        <style:tab-stops>
          <style:tab-stop style:position="2.9528in" style:type="center"/>
          <style:tab-stop style:position="5.9055in" style:type="right"/>
        </style:tab-stops>
      </style:paragraph-properties>
      <style:text-properties style:font-name="Times New Roman" fo:font-family="'Times New Roman'" style:font-family-generic="roman" style:font-pitch="variable" fo:font-size="12pt" fo:language="es" fo:country="ES" style:font-name-asian="Times New Roman2" style:font-family-asian="'Times New Roman'" style:font-family-generic-asian="system" style:font-pitch-asian="variable" style:font-size-asian="12pt" style:language-asian="es" style:country-asian="ES" style:font-name-complex="Times New Roman2" style:font-family-complex="'Times New Roman'" style:font-family-generic-complex="system" style:font-pitch-complex="variable" style:font-size-complex="12pt" style:language-complex="ar" style:country-complex="SA"/>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style style:name="Quotations" style:family="paragraph" style:parent-style-name="Standard" style:class="html"/>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style:font-name="Times New Roman1" fo:font-family="'Times New Roman'" style:font-style-name="Bold Italic" style:font-family-generic="roman" style:font-pitch="variable" fo:font-size="13pt"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Título_20_Car" style:display-name="Título C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2" style:font-family-complex="'Times New Roman'" style:font-family-generic-complex="system" style:font-pitch-complex="variable" style:language-complex="zxx" style:country-complex="none"/>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Symbol"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text-align="start" style:justify-single-word="false" fo:orphans="2" fo:widows="2" fo:text-indent="0in" style:auto-text-indent="false" style:vertical-align="auto">
        <style:tab-stops>
          <style:tab-stop style:position="2.9528in" style:type="center"/>
          <style:tab-stop style:position="5.9055in" style:type="right"/>
        </style:tab-stops>
      </style:paragraph-properties>
      <style:text-properties style:font-name="Times New Roman" fo:font-size="12pt" fo:language="es" fo:country="ES" style:font-name-asian="Times New Roman2" style:font-size-asian="12pt" style:language-asian="es" style:country-asian="ES" style:font-name-complex="Times New Roman2" style:font-size-complex="12pt" style:language-complex="ar" style:country-complex="SA"/>
    </style:style>
    <style:style style:name="MP2" style:family="paragraph" style:parent-style-name="Footer">
      <style:paragraph-properties fo:margin-left="0in" fo:margin-right="0in" fo:text-align="start" style:justify-single-word="false" fo:orphans="2" fo:widows="2" fo:text-indent="0in" style:auto-text-indent="false" fo:padding="0in" fo:border="none" style:vertical-align="auto">
        <style:tab-stops>
          <style:tab-stop style:position="2.9528in" style:type="center"/>
          <style:tab-stop style:position="5.9055in" style:type="right"/>
        </style:tab-stops>
      </style:paragraph-properties>
    </style:style>
    <style:style style:name="MT1" style:family="text">
      <style:text-properties style:font-name="Times New Roman" fo:font-size="12pt" fo:language="en" fo:country="US" style:font-name-asian="Times New Roman2" style:font-size-asian="12pt" style:language-asian="en" style:country-asian="US" style:font-name-complex="Times New Roman2" style:font-size-complex="12pt" style:language-complex="ar" style:country-complex="SA"/>
    </style:style>
    <style:style style:name="Mfr1" style:family="graphic" style:parent-style-name="Frame">
      <style:graphic-properties fo:margin-left="0in" fo:margin-right="0in" fo:margin-top="0in" fo:margin-bottom="0in" style:wrap="none" style:vertical-pos="from-top" style:vertical-rel="paragraph" style:horizontal-pos="center" style:horizontal-rel="page-content" fo:background-color="#ffffff" style:background-transparency="100%" fo:padding="0in" fo:border="none">
        <style:background-image/>
      </style:graphic-properties>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in" draw:z-index="7"><draw:text-box fo:min-height="0in" fo:min-width="0.0161in"><text:p text:style-name="MP2"><text:span text:style-name="page_20_number"><text:span text:style-name="MT1"><text:page-number text:select-page="current">9</text:page-number></text:span></text:span></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CIÓN Y CALIDAD DE LOS TITULOS PROPIOS</dc:title>
    <meta:initial-creator>lgzelasn</meta:initial-creator>
    <meta:creation-date>2005-01-31T10:37:00</meta:creation-date>
    <dc:date>2014-12-18T09:45:52.634940349</dc:date>
    <meta:print-date>2005-01-26T12:20:00</meta:print-date>
    <meta:editing-cycles>8</meta:editing-cycles>
    <meta:editing-duration>PT59S</meta:editing-duration>
    <dc:creator>Mark Wilkinson</dc:creator>
    <meta:document-statistic meta:table-count="2" meta:image-count="0" meta:object-count="0" meta:page-count="9" meta:paragraph-count="147" meta:word-count="2857" meta:character-count="18992" meta:non-whitespace-character-count="16248"/>
    <meta:generator>LibreOffice/4.3.4.1$Linux_X86_64 LibreOffice_project/430m0$Build-1</meta:generator>
    <meta:user-defined meta:name="Company">UPV/EHU</meta:user-defined>
    <meta:user-defined meta:name="Operator">razelasn</meta:user-defined>
  </office:meta>
</office:document-meta>
</file>